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2291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6.6508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0.5626in"/>
    </style:style>
    <style:style style:name="co8" style:family="table-column">
      <style:table-column-properties fo:break-before="auto" style:column-width="1.1457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319in" fo:break-before="auto" style:use-optimal-row-height="false"/>
    </style:style>
    <style:style style:name="ro3" style:family="table-row">
      <style:table-row-properties style:row-height="0.4091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Inconsolata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ce4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5" style:family="table-cell" style:parent-style-name="Default" style:data-style-name="N100">
      <style:table-cell-properties fo:background-color="#366092" style:text-align-source="fix" style:repeat-content="false" style:vertical-align="middle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6" style:family="table-cell" style:parent-style-name="Default" style:data-style-name="N100">
      <style:table-cell-properties fo:background-color="#366092" style:text-align-source="fix" style:repeat-content="false" style:vertical-align="middle"/>
      <style:paragraph-properties fo:text-align="start" fo:margin-left="0in"/>
      <style:text-properties style:font-name="Inconsolata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ce7" style:family="table-cell" style:parent-style-name="Default" style:data-style-name="N100">
      <style:table-cell-properties fo:background-color="#366092" style:text-align-source="fix" style:repeat-content="false" style:vertical-align="automatic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8" style:family="table-cell" style:parent-style-name="Default" style:data-style-name="N100">
      <style:table-cell-properties fo:background-color="#366092" style:vertical-align="middle"/>
      <style:text-properties fo:color="#ffffff" style:font-name="Inconsolata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0">
      <style:table-cell-properties fo:background-color="#366092" style:text-align-source="fix" style:repeat-content="false" style:vertical-align="middle"/>
      <style:paragraph-properties fo:text-align="center"/>
      <style:text-properties fo:color="#ffffff" style:font-name="Liberation Sans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0">
      <style:table-cell-properties fo:background-color="#366092" style:text-align-source="fix" style:repeat-content="false" style:vertical-align="automatic"/>
      <style:paragraph-properties fo:text-align="start" fo:margin-left="0in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0">
      <style:table-cell-properties fo:border-bottom="0.06pt solid #000000" fo:background-color="#b8cce4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Inconsolata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ce12" style:family="table-cell" style:parent-style-name="Default" style:data-style-name="N100">
      <style:table-cell-properties fo:border-bottom="0.06pt solid #000000" fo:background-color="#dce6f1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13" style:family="table-cell" style:parent-style-name="Default" style:data-style-name="N100">
      <style:table-cell-properties fo:border-bottom="none" fo:background-color="#dce6f1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14" style:family="table-cell" style:parent-style-name="Default" style:data-style-name="N100">
      <style:table-cell-properties fo:background-color="#366092" style:vertical-align="automatic"/>
      <style:text-properties fo:color="#ffffff"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Inconsolata" fo:font-size="10pt" style:font-name-asian="Consolas" style:font-size-asian="10pt" style:font-name-complex="Consolas" style:font-size-complex="10pt"/>
    </style:style>
    <style:style style:name="ce16" style:family="table-cell" style:parent-style-name="Default" style:data-style-name="N100">
      <style:table-cell-properties fo:border-bottom="0.06pt solid #000000" fo:background-color="#b8cce4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style:font-name="Inconsolata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ce17" style:family="table-cell" style:parent-style-name="Default" style:data-style-name="N100">
      <style:table-cell-properties fo:border-bottom="0.06pt solid #000000" fo:background-color="#dce6f1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18" style:family="table-cell" style:parent-style-name="Default" style:data-style-name="N100">
      <style:table-cell-properties fo:background-color="#366092" style:vertical-align="automatic"/>
      <style:text-properties fo:color="#ffffff" style:font-name="Inconsolata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fo:background-color="#366092" style:text-align-source="fix" style:repeat-content="false" style:vertical-align="automatic"/>
      <style:paragraph-properties fo:text-align="center"/>
      <style:text-properties fo:color="#ffffff" style:font-name="Inconsolata" fo:font-size="10pt" style:font-name-asian="Consolas" style:font-size-asian="10pt" style:font-name-complex="Consolas" style:font-size-complex="10pt"/>
    </style:style>
    <style:style style:name="ce20" style:family="table-cell" style:parent-style-name="Default" style:data-style-name="N100">
      <style:table-cell-properties fo:background-color="#366092" style:text-align-source="fix" style:repeat-content="false" style:vertical-align="middle"/>
      <style:paragraph-properties fo:text-align="center"/>
      <style:text-properties style:font-name="Inconsolata" fo:font-size="10pt" style:font-name-asian="Consolas" style:font-size-asian="10pt" style:font-name-complex="Consolas" style:font-size-complex="10pt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22" style:family="table-cell" style:parent-style-name="Default" style:data-style-name="N100">
      <style:table-cell-properties fo:background-color="#36609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ackground-color="#366092" fo:wrap-option="wrap" style:vertical-align="middle"/>
      <style:text-properties fo:color="#ffffff" style:font-name="Inconsolata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">
      <style:table-cell-properties fo:border-bottom="0.06pt solid #000000" fo:background-color="#dce6f1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fo:color="#000000" style:font-name="Inconsolata" fo:font-size="10pt" style:font-name-asian="Consolas" style:font-size-asian="10pt" style:font-name-complex="Consolas" style:font-size-complex="10pt"/>
    </style:style>
    <style:style style:name="ce25" style:family="table-cell" style:parent-style-name="Default" style:data-style-name="N100">
      <style:table-cell-properties fo:border-bottom="none" fo:background-color="#dce6f1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fo:color="#000000" style:font-name="Inconsolata" fo:font-size="10pt" style:font-name-asian="Consolas" style:font-size-asian="10pt" style:font-name-complex="Consolas" style:font-size-complex="10pt"/>
    </style:style>
    <style:style style:name="ce26" style:family="table-cell" style:parent-style-name="Default" style:data-style-name="N100">
      <style:table-cell-properties fo:background-color="#366092" fo:wrap-option="wrap" style:vertical-align="automatic"/>
      <style:text-properties fo:color="#ffffff" style:font-name="Inconsolata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00">
      <style:table-cell-properties fo:border-bottom="none" fo:background-color="#dce6f1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28" style:family="table-cell" style:parent-style-name="Default" style:data-style-name="N100">
      <style:table-cell-properties fo:background-color="#366092" style:text-align-source="fix" style:repeat-content="false" fo:wrap-option="wrap" style:vertical-align="automatic"/>
      <style:paragraph-properties fo:text-align="start" fo:margin-left="0in"/>
      <style:text-properties fo:color="#ffffff" style:font-name="Inconsolata" fo:font-size="10pt" style:font-name-asian="Consolas" style:font-size-asian="10pt" style:font-name-complex="Consolas" style:font-size-complex="10pt"/>
    </style:style>
    <style:style style:name="ce29" style:family="table-cell" style:parent-style-name="Default" style:data-style-name="N100">
      <style:table-cell-properties fo:background-color="#366092" style:text-align-source="fix" style:repeat-content="false" fo:wrap-option="wrap" style:vertical-align="middle"/>
      <style:paragraph-properties fo:text-align="start" fo:margin-left="0in"/>
      <style:text-properties style:font-name="Inconsolata" fo:font-size="10pt" style:font-name-asian="Consolas" style:font-size-asian="10pt" style:font-name-complex="Consolas" style:font-size-complex="10pt"/>
    </style:style>
    <style:style style:name="ce30" style:family="table-cell" style:parent-style-name="Default" style:data-style-name="N100">
      <style:table-cell-properties fo:background-color="#b8cce4" style:text-align-source="fix" style:repeat-content="false" style:vertical-align="middle"/>
      <style:paragraph-properties fo:text-align="center"/>
      <style:text-properties style:font-name="Inconsolata" fo:font-size="10pt" style:font-name-asian="Consolas" style:font-size-asian="10pt" style:font-name-complex="Consolas" style:font-size-complex="10pt"/>
    </style:style>
    <style:style style:name="ce31" style:family="table-cell" style:parent-style-name="Default" style:data-style-name="N100">
      <style:table-cell-properties fo:background-color="#366092" style:text-align-source="fix" style:repeat-content="false" style:vertical-align="middle"/>
      <style:paragraph-properties fo:text-align="center"/>
      <style:text-properties style:font-name="Inconsolata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ce32" style:family="table-cell" style:parent-style-name="Default" style:data-style-name="N100">
      <style:table-cell-properties fo:background-color="#dce6f1" style:text-align-source="fix" style:repeat-content="false" style:vertical-align="middle"/>
      <style:paragraph-properties fo:text-align="center"/>
      <style:text-properties style:font-name="Inconsolata" fo:font-size="10pt" style:font-name-asian="Consolas" style:font-size-asian="10pt" style:font-name-complex="Consolas" style:font-size-complex="10pt"/>
    </style:style>
    <style:style style:name="ce3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Inconsolata" fo:font-size="10pt" style:font-name-asian="Consolas" style:font-size-asian="10pt" style:font-name-complex="Consolas" style:font-size-complex="10pt"/>
    </style:style>
    <style:style style:name="ce35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3" table:print-ranges="Sheet1.B2:Sheet1.F61">
        <table:table-column table:style-name="co2" table:number-columns-repeated="2" table:default-cell-style-name="ce2"/>
        <table:table-column table:style-name="co3" table:default-cell-style-name="ce2"/>
        <table:table-column table:style-name="co3" table:default-cell-style-name="ce15"/>
        <table:table-column table:style-name="co4" table:default-cell-style-name="ce21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15"/>
        <table:table-column table:style-name="co2" table:default-cell-style-name="ce2"/>
        <table:table-column table:style-name="co8" table:number-columns-repeated="1013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5"/>
          <table:table-cell table:style-name="ce8" table:number-columns-repeated="2"/>
          <table:table-cell table:style-name="ce22" office:value-type="string" calcext:value-type="string">
            <text:p>dvtm-0.14, 2015-07-31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9" office:value-type="string" calcext:value-type="string" table:number-columns-spanned="3" table:number-rows-spanned="1">
            <text:p>dvtm - Dynamic Virtual Terminal Manager</text:p>
          </table:table-cell>
          <table:covered-table-cell table:number-columns-repeated="2"/>
          <table:table-cell table:style-name="ce5"/>
          <table:table-cell table:number-columns-repeated="1018"/>
        </table:table-row>
        <table:table-row table:style-name="ro3">
          <table:table-cell/>
          <table:table-cell table:style-name="ce5"/>
          <table:table-cell table:style-name="ce10" office:value-type="string" calcext:value-type="string">
            <text:p>Window/Client Commands</text:p>
          </table:table-cell>
          <table:table-cell table:style-name="ce8"/>
          <table:table-cell table:style-name="ce23"/>
          <table:table-cell table:style-name="ce5"/>
          <table:table-cell table:number-columns-repeated="1018"/>
        </table:table-row>
        <table:table-row table:style-name="ro2">
          <table:table-cell table:style-name="ce3"/>
          <table:table-cell table:style-name="ce6"/>
          <table:table-cell table:style-name="ce11" office:value-type="string" calcext:value-type="string">
            <text:p>command</text:p>
          </table:table-cell>
          <table:table-cell table:style-name="ce16" office:value-type="string" calcext:value-type="string">
            <text:p>key binding</text:p>
          </table:table-cell>
          <table:table-cell table:style-name="ce16" office:value-type="string" calcext:value-type="string">
            <text:p>description</text:p>
          </table:table-cell>
          <table:table-cell table:style-name="ce6"/>
          <table:table-cell table:style-name="ce3"/>
          <table:table-cell table:style-name="ce6" table:number-columns-repeated="2"/>
          <table:table-cell table:style-name="ce31"/>
          <table:table-cell table:style-name="ce6"/>
          <table:table-cell table:style-name="ce3" table:number-columns-repeated="1013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create</text:p>
          </table:table-cell>
          <table:table-cell table:style-name="ce12" table:formula="of:=CONCATENATE([.J$6];&quot; c&quot;)" office:value-type="string" office:string-value="CTRL-G c" calcext:value-type="string">
            <text:p>CTRL-G c</text:p>
          </table:table-cell>
          <table:table-cell table:style-name="ce17" office:value-type="string" calcext:value-type="string">
            <text:p>Create a new client in the #1 window position and switch focus to it.</text:p>
          </table:table-cell>
          <table:table-cell table:style-name="ce5"/>
          <table:table-cell/>
          <table:table-cell table:style-name="ce5"/>
          <table:table-cell table:style-name="ce30" office:value-type="string" calcext:value-type="string">
            <text:p>My MOD key is: </text:p>
          </table:table-cell>
          <table:table-cell table:style-name="ce32" office:value-type="string" calcext:value-type="string">
            <text:p>CTRL-G</text:p>
          </table:table-cell>
          <table:table-cell table:style-name="ce5"/>
          <table:table-cell table:number-columns-repeated="1013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create(,,$CWD)</text:p>
          </table:table-cell>
          <table:table-cell table:style-name="ce12" table:formula="of:=CONCATENATE([.J$6];&quot; C&quot;)" office:value-type="string" office:string-value="CTRL-G C" calcext:value-type="string">
            <text:p>CTRL-G C</text:p>
          </table:table-cell>
          <table:table-cell table:style-name="ce24" office:value-type="string" calcext:value-type="string">
            <text:p>Create a new client and keep the current working directory the same as the previous window.</text:p>
          </table:table-cell>
          <table:table-cell table:style-name="ce5"/>
          <table:table-cell/>
          <table:table-cell table:style-name="ce5" table:number-columns-repeated="2"/>
          <table:table-cell table:style-name="ce20"/>
          <table:table-cell table:style-name="ce5"/>
          <table:table-cell table:number-columns-repeated="1013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focusnext</text:p>
          </table:table-cell>
          <table:table-cell table:style-name="ce12" table:formula="of:=CONCATENATE([.J$6];&quot; j&quot;)" office:value-type="string" office:string-value="CTRL-G j" calcext:value-type="string">
            <text:p>CTRL-G j</text:p>
          </table:table-cell>
          <table:table-cell table:style-name="ce17" office:value-type="string" calcext:value-type="string">
            <text:p>Switch focus to the next window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focuseprev</text:p>
          </table:table-cell>
          <table:table-cell table:style-name="ce12" table:formula="of:=CONCATENATE([.J$6];&quot; k&quot;)" office:value-type="string" office:string-value="CTRL-G k" calcext:value-type="string">
            <text:p>CTRL-G k</text:p>
          </table:table-cell>
          <table:table-cell table:style-name="ce17" office:value-type="string" calcext:value-type="string">
            <text:p>Switch focus to the previous window.</text:p>
          </table:table-cell>
          <table:table-cell table:style-name="ce5"/>
          <table:table-cell table:number-columns-repeated="1018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zoom</text:p>
          </table:table-cell>
          <table:table-cell table:style-name="ce12" table:formula="of:=CONCATENATE([.J$6];&quot; Enter&quot;)" office:value-type="string" office:string-value="CTRL-G Enter" calcext:value-type="string">
            <text:p>CTRL-G Enter</text:p>
          </table:table-cell>
          <table:table-cell table:style-name="ce17" office:value-type="string" calcext:value-type="string">
            <text:p>Move the currently focused window to the #1 position.</text:p>
          </table:table-cell>
          <table:table-cell table:style-name="ce5"/>
          <table:table-cell table:number-columns-repeated="1018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focusn(1)</text:p>
          </table:table-cell>
          <table:table-cell table:style-name="ce12" table:formula="of:=CONCATENATE([.J$6];&quot; 1&quot;)" office:value-type="string" office:string-value="CTRL-G 1" calcext:value-type="string">
            <text:p>CTRL-G 1</text:p>
          </table:table-cell>
          <table:table-cell table:style-name="ce17" office:value-type="string" calcext:value-type="string">
            <text:p>Switch focus to the specified window number, 1 through 9, without changing window positions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focuslast</text:p>
          </table:table-cell>
          <table:table-cell table:style-name="ce12" table:formula="of:=CONCATENATE([.J$6];&quot; Tab&quot;)" office:value-type="string" office:string-value="CTRL-G Tab" calcext:value-type="string">
            <text:p>CTRL-G Tab</text:p>
          </table:table-cell>
          <table:table-cell table:style-name="ce17" office:value-type="string" calcext:value-type="string">
            <text:p>Switch focus to the previously focused window. Does not change any window positions.</text:p>
          </table:table-cell>
          <table:table-cell table:style-name="ce5"/>
          <table:table-cell table:number-columns-repeated="1018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togglerunall</text:p>
          </table:table-cell>
          <table:table-cell table:style-name="ce12" table:formula="of:=CONCATENATE([.J$6];&quot; a&quot;)" office:value-type="string" office:string-value="CTRL-G a" calcext:value-type="string">
            <text:p>CTRL-G a</text:p>
          </table:table-cell>
          <table:table-cell table:style-name="ce24" office:value-type="string" calcext:value-type="string">
            <text:p>Toggle to type into all visible windows at once, or just one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toggleminimize</text:p>
          </table:table-cell>
          <table:table-cell table:style-name="ce12" table:formula="of:=CONCATENATE([.J$6];&quot; .&quot;)" office:value-type="string" office:string-value="CTRL-G ." calcext:value-type="string">
            <text:p>CTRL-G .</text:p>
          </table:table-cell>
          <table:table-cell table:style-name="ce17" office:value-type="string" calcext:value-type="string">
            <text:p>Toggle to minimize or unminimize the currently focused window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focusnextnm</text:p>
          </table:table-cell>
          <table:table-cell table:style-name="ce12" table:formula="of:=CONCATENATE([.J$6];&quot; J&quot;)" office:value-type="string" office:string-value="CTRL-G J" calcext:value-type="string">
            <text:p>CTRL-G J</text:p>
          </table:table-cell>
          <table:table-cell table:style-name="ce17" office:value-type="string" calcext:value-type="string">
            <text:p>Switch focus to the next window, not including minimized windows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focusprevnm</text:p>
          </table:table-cell>
          <table:table-cell table:style-name="ce12" table:formula="of:=CONCATENATE([.J$6];&quot; K&quot;)" office:value-type="string" office:string-value="CTRL-G K" calcext:value-type="string">
            <text:p>CTRL-G K</text:p>
          </table:table-cell>
          <table:table-cell table:style-name="ce17" office:value-type="string" calcext:value-type="string">
            <text:p>Switch focus to the previous window, not including minimized windows.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office:value-type="string" calcext:value-type="string">
            <text:p>scrollback(-1)</text:p>
          </table:table-cell>
          <table:table-cell table:style-name="ce17" table:formula="of:=CONCATENATE(&quot;Shift-PgUp&#10;&quot;;[.J$6];&quot; PgUp&quot;)" office:value-type="string" office:string-value="Shift-PgUp&#10;CTRL-G PgUp" calcext:value-type="string">
            <text:p>Shift-PgUp</text:p>
            <text:p>CTRL-G PgUp</text:p>
          </table:table-cell>
          <table:table-cell table:style-name="ce17" office:value-type="string" calcext:value-type="string">
            <text:p>Scroll back one half page in the current window.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office:value-type="string" calcext:value-type="string">
            <text:p>scrollback(1)</text:p>
          </table:table-cell>
          <table:table-cell table:style-name="ce17" table:formula="of:=CONCATENATE(&quot;Shift-PgDn&#10;&quot;;[.J$6];&quot; PgDn&quot;)" office:value-type="string" office:string-value="Shift-PgDn&#10;CTRL-G PgDn" calcext:value-type="string">
            <text:p>Shift-PgDn</text:p>
            <text:p>CTRL-G PgDn</text:p>
          </table:table-cell>
          <table:table-cell table:style-name="ce17" office:value-type="string" calcext:value-type="string">
            <text:p>Scroll forward one half page in the current window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killclient</text:p>
          </table:table-cell>
          <table:table-cell table:style-name="ce13" table:formula="of:=CONCATENATE([.J$6];&quot; x x&quot;)" office:value-type="string" office:string-value="CTRL-G x x" calcext:value-type="string">
            <text:p>CTRL-G x x</text:p>
          </table:table-cell>
          <table:table-cell table:style-name="ce25" office:value-type="string" calcext:value-type="string">
            <text:p>Close the client in the currently focused window.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/>
          <table:table-cell table:style-name="ce10" office:value-type="string" calcext:value-type="string">
            <text:p>Layout Commands</text:p>
          </table:table-cell>
          <table:table-cell table:style-name="ce8"/>
          <table:table-cell table:style-name="ce23"/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1" table:formula="of:=[.C$5]" office:value-type="string" office:string-value="command" calcext:value-type="string">
            <text:p>command</text:p>
          </table:table-cell>
          <table:table-cell table:style-name="ce16" table:formula="of:=[.D$5]" office:value-type="string" office:string-value="key binding" calcext:value-type="string">
            <text:p>key binding</text:p>
          </table:table-cell>
          <table:table-cell table:style-name="ce16" table:formula="of:=[.E$5]" office:value-type="string" office:string-value="description" calcext:value-type="string">
            <text:p>description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setlayout(NULL)</text:p>
          </table:table-cell>
          <table:table-cell table:style-name="ce12" table:formula="of:=CONCATENATE([.J$6];&quot; Spacebar&quot;)" office:value-type="string" office:string-value="CTRL-G Spacebar" calcext:value-type="string">
            <text:p>CTRL-G Spacebar</text:p>
          </table:table-cell>
          <table:table-cell table:style-name="ce17" office:value-type="string" calcext:value-type="string">
            <text:p>Cycle through all layouts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setlayout("[]=")</text:p>
          </table:table-cell>
          <table:table-cell table:style-name="ce12" table:formula="of:=CONCATENATE([.J$6];&quot; f&quot;)" office:value-type="string" office:string-value="CTRL-G f" calcext:value-type="string">
            <text:p>CTRL-G f</text:p>
          </table:table-cell>
          <table:table-cell table:style-name="ce24" office:value-type="string" calcext:value-type="string">
            <text:p>Set layout to tiled with a master pane on the left and a stack on the right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setlayout("+++")</text:p>
          </table:table-cell>
          <table:table-cell table:style-name="ce12" table:formula="of:=CONCATENATE([.J$6];&quot; g&quot;)" office:value-type="string" office:string-value="CTRL-G g" calcext:value-type="string">
            <text:p>CTRL-G g</text:p>
          </table:table-cell>
          <table:table-cell table:style-name="ce17" office:value-type="string" calcext:value-type="string">
            <text:p>Set layout to a grid of all windows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setlayout("TTT")</text:p>
          </table:table-cell>
          <table:table-cell table:style-name="ce12" table:formula="of:=CONCATENATE([.J$6];&quot; b&quot;)" office:value-type="string" office:string-value="CTRL-G b" calcext:value-type="string">
            <text:p>CTRL-G b</text:p>
          </table:table-cell>
          <table:table-cell table:style-name="ce17" office:value-type="string" calcext:value-type="string">
            <text:p>Set layout to tiled with a master pane on top and a stack on the bottom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setlayout("[ ]")</text:p>
          </table:table-cell>
          <table:table-cell table:style-name="ce12" table:formula="of:=CONCATENATE([.J$6];&quot; m&quot;)" office:value-type="string" office:string-value="CTRL-G m" calcext:value-type="string">
            <text:p>CTRL-G m</text:p>
          </table:table-cell>
          <table:table-cell table:style-name="ce24" office:value-type="string" calcext:value-type="string">
            <text:p>Set layout to maximized view of a single window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setmfact("+0.05")</text:p>
          </table:table-cell>
          <table:table-cell table:style-name="ce12" table:formula="of:=CONCATENATE([.J$6];&quot; l&quot;)" office:value-type="string" office:string-value="CTRL-G l" calcext:value-type="string">
            <text:p>CTRL-G l</text:p>
          </table:table-cell>
          <table:table-cell table:style-name="ce24" office:value-type="string" calcext:value-type="string">
            <text:p>Increase the master pane size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setmfact("-0.05")</text:p>
          </table:table-cell>
          <table:table-cell table:style-name="ce12" table:formula="of:=CONCATENATE([.J$6];&quot; h&quot;)" office:value-type="string" office:string-value="CTRL-G h" calcext:value-type="string">
            <text:p>CTRL-G h</text:p>
          </table:table-cell>
          <table:table-cell table:style-name="ce24" office:value-type="string" calcext:value-type="string">
            <text:p>Decrease the master pane size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incnmaster("+1")</text:p>
          </table:table-cell>
          <table:table-cell table:style-name="ce12" table:formula="of:=CONCATENATE([.J$6];&quot; i&quot;)" office:value-type="string" office:string-value="CTRL-G i" calcext:value-type="string">
            <text:p>CTRL-G i</text:p>
          </table:table-cell>
          <table:table-cell table:style-name="ce24" office:value-type="string" calcext:value-type="string">
            <text:p>Increment the number of windows displayed in the master pane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incnmaster("-1")</text:p>
          </table:table-cell>
          <table:table-cell table:style-name="ce13" table:formula="of:=CONCATENATE([.J$6];&quot; d&quot;)" office:value-type="string" office:string-value="CTRL-G d" calcext:value-type="string">
            <text:p>CTRL-G d</text:p>
          </table:table-cell>
          <table:table-cell table:style-name="ce25" office:value-type="string" calcext:value-type="string">
            <text:p>Decrement the number of windows displayed in the master pane.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/>
          <table:table-cell table:style-name="ce7"/>
          <table:table-cell table:style-name="ce14" office:value-type="string" calcext:value-type="string">
            <text:p>Copy &amp; Paste Commands</text:p>
          </table:table-cell>
          <table:table-cell table:style-name="ce18"/>
          <table:table-cell table:style-name="ce26"/>
          <table:table-cell table:style-name="ce7"/>
          <table:table-cell table:style-name="ce4" table:number-columns-repeated="3"/>
          <table:table-cell table:style-name="ce34"/>
          <table:table-cell table:style-name="ce4" table:number-columns-repeated="1014"/>
        </table:table-row>
        <table:table-row table:style-name="ro2">
          <table:table-cell/>
          <table:table-cell table:style-name="ce5"/>
          <table:table-cell table:style-name="ce11" table:formula="of:=[.C$5]" office:value-type="string" office:string-value="command" calcext:value-type="string">
            <text:p>command</text:p>
          </table:table-cell>
          <table:table-cell table:style-name="ce16" table:formula="of:=[.D$5]" office:value-type="string" office:string-value="key binding" calcext:value-type="string">
            <text:p>key binding</text:p>
          </table:table-cell>
          <table:table-cell table:style-name="ce16" table:formula="of:=[.E$5]" office:value-type="string" office:string-value="description" calcext:value-type="string">
            <text:p>description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copymode(NULL)</text:p>
          </table:table-cell>
          <table:table-cell table:style-name="ce12" table:formula="of:=CONCATENATE([.J$6];&quot; e&quot;)" office:value-type="string" office:string-value="CTRL-G e" calcext:value-type="string">
            <text:p>CTRL-G e</text:p>
          </table:table-cell>
          <table:table-cell table:style-name="ce17" office:value-type="string" calcext:value-type="string">
            <text:p>Switch into the copy editor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copymode("/")</text:p>
          </table:table-cell>
          <table:table-cell table:style-name="ce12" table:formula="of:=CONCATENATE([.J$6];&quot; /&quot;)" office:value-type="string" office:string-value="CTRL-G /" calcext:value-type="string">
            <text:p>CTRL-G /</text:p>
          </table:table-cell>
          <table:table-cell table:style-name="ce17" office:value-type="string" calcext:value-type="string">
            <text:p>Switch into the copy editor in search mode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paste</text:p>
          </table:table-cell>
          <table:table-cell table:style-name="ce13" table:formula="of:=CONCATENATE([.J$6];&quot; p&quot;)" office:value-type="string" office:string-value="CTRL-G p" calcext:value-type="string">
            <text:p>CTRL-G p</text:p>
          </table:table-cell>
          <table:table-cell table:style-name="ce27" office:value-type="string" calcext:value-type="string">
            <text:p>Paste text from the copy buffer.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/>
          <table:table-cell table:style-name="ce7"/>
          <table:table-cell table:style-name="ce14" office:value-type="string" calcext:value-type="string">
            <text:p>Tag Commands</text:p>
          </table:table-cell>
          <table:table-cell table:style-name="ce18"/>
          <table:table-cell table:style-name="ce28"/>
          <table:table-cell table:style-name="ce7"/>
          <table:table-cell table:style-name="ce4" table:number-columns-repeated="3"/>
          <table:table-cell table:style-name="ce34"/>
          <table:table-cell table:style-name="ce4" table:number-columns-repeated="1014"/>
        </table:table-row>
        <table:table-row table:style-name="ro2">
          <table:table-cell/>
          <table:table-cell table:style-name="ce5"/>
          <table:table-cell table:style-name="ce11" table:formula="of:=[.C$5]" office:value-type="string" office:string-value="command" calcext:value-type="string">
            <text:p>command</text:p>
          </table:table-cell>
          <table:table-cell table:style-name="ce16" table:formula="of:=[.D$5]" office:value-type="string" office:string-value="key binding" calcext:value-type="string">
            <text:p>key binding</text:p>
          </table:table-cell>
          <table:table-cell table:style-name="ce16" table:formula="of:=[.E$5]" office:value-type="string" office:string-value="description" calcext:value-type="string">
            <text:p>description</text:p>
          </table:table-cell>
          <table:table-cell table:style-name="ce5"/>
          <table:table-cell table:number-columns-repeated="1018"/>
        </table:table-row>
        <table:table-row table:style-name="ro5">
          <table:table-cell/>
          <table:table-cell table:style-name="ce5"/>
          <table:table-cell table:style-name="ce12" office:value-type="string" calcext:value-type="string">
            <text:p>view(1)</text:p>
          </table:table-cell>
          <table:table-cell table:style-name="ce17" table:formula="of:=CONCATENATE([.J$6];&quot; v 1&#10;&quot;;[.J$6];&quot; F1&quot;)" office:value-type="string" office:string-value="CTRL-G v 1&#10;CTRL-G F1" calcext:value-type="string">
            <text:p>CTRL-G v 1</text:p>
            <text:p>CTRL-G F1</text:p>
          </table:table-cell>
          <table:table-cell table:style-name="ce17" office:value-type="string" calcext:value-type="string">
            <text:p>View only windows with the specified tag, 1 through 5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toggleview(1)</text:p>
          </table:table-cell>
          <table:table-cell table:style-name="ce12" table:formula="of:=CONCATENATE([.J$6];&quot; V 1&quot;)" office:value-type="string" office:string-value="CTRL-G V 1" calcext:value-type="string">
            <text:p>CTRL-G V 1</text:p>
          </table:table-cell>
          <table:table-cell table:style-name="ce17" office:value-type="string" calcext:value-type="string">
            <text:p>Toggle viewing windows with the specified tag, 1 through 5, to view a group of tags.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office:value-type="string" calcext:value-type="string">
            <text:p>view(NULL)</text:p>
          </table:table-cell>
          <table:table-cell table:style-name="ce17" table:formula="of:=CONCATENATE([.J$6];&quot; v 0&#10;&quot;;[.J$6];&quot; 0&quot;)" office:value-type="string" office:string-value="CTRL-G v 0&#10;CTRL-G 0" calcext:value-type="string">
            <text:p>CTRL-G v 0</text:p>
            <text:p>CTRL-G 0</text:p>
          </table:table-cell>
          <table:table-cell table:style-name="ce17" office:value-type="string" calcext:value-type="string">
            <text:p>View all windows from all tags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viewprevtag</text:p>
          </table:table-cell>
          <table:table-cell table:style-name="ce12" table:formula="of:=CONCATENATE([.J$6];&quot; v Tab&quot;)" office:value-type="string" office:string-value="CTRL-G v Tab" calcext:value-type="string">
            <text:p>CTRL-G v Tab</text:p>
          </table:table-cell>
          <table:table-cell table:style-name="ce17" office:value-type="string" calcext:value-type="string">
            <text:p>View windows from previously specified group of tags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tag(1)</text:p>
          </table:table-cell>
          <table:table-cell table:style-name="ce12" table:formula="of:=CONCATENATE([.J$6];&quot; t 1&quot;)" office:value-type="string" office:string-value="CTRL-G t 1" calcext:value-type="string">
            <text:p>CTRL-G t 1</text:p>
          </table:table-cell>
          <table:table-cell table:style-name="ce17" office:value-type="string" calcext:value-type="string">
            <text:p>Tag the currently focused window with only the specified tag, 1 through 5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toggletag(1)</text:p>
          </table:table-cell>
          <table:table-cell table:style-name="ce12" table:formula="of:=CONCATENATE([.J$6];&quot; T 1&quot;)" office:value-type="string" office:string-value="CTRL-G T 1" calcext:value-type="string">
            <text:p>CTRL-G T 1</text:p>
          </table:table-cell>
          <table:table-cell table:style-name="ce17" office:value-type="string" calcext:value-type="string">
            <text:p>Toggle the specified tag, 1 through 5, for the currently focused window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tag(NULL)</text:p>
          </table:table-cell>
          <table:table-cell table:style-name="ce13" table:formula="of:=CONCATENATE([.J$6];&quot; t 0&quot;)" office:value-type="string" office:string-value="CTRL-G t 0" calcext:value-type="string">
            <text:p>CTRL-G t 0</text:p>
          </table:table-cell>
          <table:table-cell table:style-name="ce27" office:value-type="string" calcext:value-type="string">
            <text:p>Tag the currently focused window with all tags.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/>
          <table:table-cell table:style-name="ce7"/>
          <table:table-cell table:style-name="ce14" office:value-type="string" calcext:value-type="string">
            <text:p>Mouse Commands</text:p>
          </table:table-cell>
          <table:table-cell table:style-name="ce18"/>
          <table:table-cell table:style-name="ce28"/>
          <table:table-cell table:style-name="ce7"/>
          <table:table-cell table:style-name="ce4" table:number-columns-repeated="3"/>
          <table:table-cell table:style-name="ce34"/>
          <table:table-cell table:style-name="ce4" table:number-columns-repeated="1014"/>
        </table:table-row>
        <table:table-row table:style-name="ro2">
          <table:table-cell/>
          <table:table-cell table:style-name="ce5"/>
          <table:table-cell table:style-name="ce11" table:formula="of:=[.C$5]" office:value-type="string" office:string-value="command" calcext:value-type="string">
            <text:p>command</text:p>
          </table:table-cell>
          <table:table-cell table:style-name="ce16" table:formula="of:=[.D$5]" office:value-type="string" office:string-value="key binding" calcext:value-type="string">
            <text:p>key binding</text:p>
          </table:table-cell>
          <table:table-cell table:style-name="ce16" table:formula="of:=[.E$5]" office:value-type="string" office:string-value="description" calcext:value-type="string">
            <text:p>description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togglemouse</text:p>
          </table:table-cell>
          <table:table-cell table:style-name="ce12" table:formula="of:=CONCATENATE([.J$6];&quot; M&quot;)" office:value-type="string" office:string-value="CTRL-G M" calcext:value-type="string">
            <text:p>CTRL-G M</text:p>
          </table:table-cell>
          <table:table-cell table:style-name="ce17" office:value-type="string" calcext:value-type="string">
            <text:p>Toggle mouse functionality on and off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mouse_focus</text:p>
          </table:table-cell>
          <table:table-cell table:style-name="ce12" office:value-type="string" calcext:value-type="string">
            <text:p>BUTTON1_CLICKED</text:p>
          </table:table-cell>
          <table:table-cell table:style-name="ce17" office:value-type="string" calcext:value-type="string">
            <text:p>Set focus to the selected window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mouse_fullscreen</text:p>
          </table:table-cell>
          <table:table-cell table:style-name="ce12" office:value-type="string" calcext:value-type="string">
            <text:p>BUTTON1_DOUBLE_CLICKED</text:p>
          </table:table-cell>
          <table:table-cell table:style-name="ce17" office:value-type="string" calcext:value-type="string">
            <text:p>Set focus to the selected window and set layout to maximized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mouse_zoom</text:p>
          </table:table-cell>
          <table:table-cell table:style-name="ce12" office:value-type="string" calcext:value-type="string">
            <text:p>BUTTON2_CLICKED</text:p>
          </table:table-cell>
          <table:table-cell table:style-name="ce17" office:value-type="string" calcext:value-type="string">
            <text:p>Set focus to the selected window and move it to the #1 position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mouse_minimize</text:p>
          </table:table-cell>
          <table:table-cell table:style-name="ce13" office:value-type="string" calcext:value-type="string">
            <text:p>BUTTON3_CLICKED</text:p>
          </table:table-cell>
          <table:table-cell table:style-name="ce27" office:value-type="string" calcext:value-type="string">
            <text:p>Minimize the selected window.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/>
          <table:table-cell table:style-name="ce7"/>
          <table:table-cell table:style-name="ce14" office:value-type="string" calcext:value-type="string">
            <text:p>Application and Miscellaneous Commands</text:p>
          </table:table-cell>
          <table:table-cell table:style-name="ce19"/>
          <table:table-cell table:style-name="ce28"/>
          <table:table-cell table:style-name="ce7"/>
          <table:table-cell table:style-name="ce4" table:number-columns-repeated="3"/>
          <table:table-cell table:style-name="ce34"/>
          <table:table-cell table:style-name="ce4" table:number-columns-repeated="1014"/>
        </table:table-row>
        <table:table-row table:style-name="ro2">
          <table:table-cell/>
          <table:table-cell table:style-name="ce5"/>
          <table:table-cell table:style-name="ce11" table:formula="of:=[.C$5]" office:value-type="string" office:string-value="command" calcext:value-type="string">
            <text:p>command</text:p>
          </table:table-cell>
          <table:table-cell table:style-name="ce16" table:formula="of:=[.D$5]" office:value-type="string" office:string-value="key binding" calcext:value-type="string">
            <text:p>key binding</text:p>
          </table:table-cell>
          <table:table-cell table:style-name="ce16" table:formula="of:=[.E$5]" office:value-type="string" office:string-value="description" calcext:value-type="string">
            <text:p>description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detach</text:p>
          </table:table-cell>
          <table:table-cell table:style-name="ce12" office:value-type="string" calcext:value-type="string">
            <text:p>CTRL-\</text:p>
          </table:table-cell>
          <table:table-cell table:style-name="ce17" office:value-type="string" calcext:value-type="string">
            <text:p>Detach from the session when dvtm is launched from abduco. (An abduco command.) 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create("man dvtm")</text:p>
          </table:table-cell>
          <table:table-cell table:style-name="ce12" table:formula="of:=CONCATENATE([.J$6];&quot; ?&quot;)" office:value-type="string" office:string-value="CTRL-G ?" calcext:value-type="string">
            <text:p>CTRL-G ?</text:p>
          </table:table-cell>
          <table:table-cell table:style-name="ce17" office:value-type="string" calcext:value-type="string">
            <text:p>Display the dvtm manpage in a new window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send(MOD)</text:p>
          </table:table-cell>
          <table:table-cell table:style-name="ce12" table:formula="of:=CONCATENATE([.J$6];&quot; &quot;;[.J$6])" office:value-type="string" office:string-value="CTRL-G CTRL-G" calcext:value-type="string">
            <text:p>CTRL-G CTRL-G</text:p>
          </table:table-cell>
          <table:table-cell table:style-name="ce17" table:formula="of:=CONCATENATE(&quot;Send the literal &quot;;[.J6];&quot; character to the currently focused window.&quot;)" office:value-type="string" office:string-value="Send the literal CTRL-G character to the currently focused window." calcext:value-type="string">
            <text:p>Send the literal CTRL-G character to the currently focused window.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office:value-type="string" calcext:value-type="string">
            <text:p>redraw</text:p>
          </table:table-cell>
          <table:table-cell table:style-name="ce17" table:formula="of:=CONCATENATE([.J$6];&quot; CTRL-L&#10;&quot;;[.J$6];&quot; r&quot;)" office:value-type="string" office:string-value="CTRL-G CTRL-L&#10;CTRL-G r" calcext:value-type="string">
            <text:p>CTRL-G CTRL-L</text:p>
            <text:p>CTRL-G r</text:p>
          </table:table-cell>
          <table:table-cell table:style-name="ce17" office:value-type="string" calcext:value-type="string">
            <text:p>Redraw the entire dvtm screen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togglebar</text:p>
          </table:table-cell>
          <table:table-cell table:style-name="ce12" table:formula="of:=CONCATENATE([.J$6];&quot; s&quot;)" office:value-type="string" office:string-value="CTRL-G s" calcext:value-type="string">
            <text:p>CTRL-G s</text:p>
          </table:table-cell>
          <table:table-cell table:style-name="ce17" office:value-type="string" calcext:value-type="string">
            <text:p>Toggle display of the status bar on and off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togglebarpos</text:p>
          </table:table-cell>
          <table:table-cell table:style-name="ce12" table:formula="of:=CONCATENATE([.J$6];&quot; S&quot;)" office:value-type="string" office:string-value="CTRL-G S" calcext:value-type="string">
            <text:p>CTRL-G S</text:p>
          </table:table-cell>
          <table:table-cell table:style-name="ce17" office:value-type="string" calcext:value-type="string">
            <text:p>Toggle the position of the status bar between top and bottom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quit</text:p>
          </table:table-cell>
          <table:table-cell table:style-name="ce13" table:formula="of:=CONCATENATE([.J$6];&quot; q q&quot;)" office:value-type="string" office:string-value="CTRL-G q q" calcext:value-type="string">
            <text:p>CTRL-G q q</text:p>
          </table:table-cell>
          <table:table-cell table:style-name="ce25" office:value-type="string" calcext:value-type="string">
            <text:p>Quit the entire dvtm application.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5" table:number-columns-repeated="2"/>
          <table:table-cell table:style-name="ce20"/>
          <table:table-cell table:style-name="ce29"/>
          <table:table-cell table:style-name="ce5"/>
          <table:table-cell table:number-columns-repeated="1018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ce33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7" table:number-columns-repeated="1024" table:default-cell-style-name="ce33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nsolas" svg:font-family="Consolas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5in" fo:margin-right="0.5in" style:shadow="none" fo:background-color="transparent" style:print-page-order="ttb" style:first-page-number="continue" style:scale-to="67%" style:table-centering="horizontal" style:print="charts drawings object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 style:data-style-name="N2" text:time-value="10:07:59.951671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%username%</meta:initial-creator>
    <dc:creator>Ross Mohn</dc:creator>
    <meta:creation-date>2015-07-10T18:20:39Z</meta:creation-date>
    <dc:date>2015-08-08T10:20:43.740636311</dc:date>
    <meta:print-date>2015-08-05T13:07:53Z</meta:print-date>
    <meta:editing-duration>PT25M21S</meta:editing-duration>
    <meta:editing-cycles>5</meta:editing-cycles>
    <meta:document-statistic meta:table-count="3" meta:cell-count="163" meta:object-count="0"/>
  </office:meta>
</office:document-meta>
</file>